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5313in" style:rel-column-width="14994*"/>
    </style:style>
    <style:style style:name="Table1.B" style:family="table-column">
      <style:table-column-properties style:column-width="2.5833in" style:rel-column-width="25297*"/>
    </style:style>
    <style:style style:name="Table1.C" style:family="table-column">
      <style:table-column-properties style:column-width="2.5778in" style:rel-column-width="25244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5417in" style:rel-column-width="15096*"/>
    </style:style>
    <style:style style:name="Table2.B" style:family="table-column">
      <style:table-column-properties style:column-width="2.5729in" style:rel-column-width="25195*"/>
    </style:style>
    <style:style style:name="Table2.C" style:family="table-column">
      <style:table-column-properties style:column-width="2.5778in" style:rel-column-width="25244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cek Noga<text:tab/><text:tab/><text:tab/><text:tab/><text:tab/> <text:s/><text:tab/><text:tab/><text:tab/><text:tab/><text:tab/><text:tab/>17.10.2017</text:p>
      <text:p text:style-name="Standard">II ISSP<text:tab/><text:tab/><text:tab/><text:tab/><text:tab/><text:tab/><text:tab/><text:tab/><text:tab/><text:tab/> <text:s text:c="4"/>dr Artur Trembułowicz</text:p>
      <text:p text:style-name="Standard">Wtorek, 13:00</text:p>
      <text:p text:style-name="Standard"/>
      <text:p text:style-name="P2">Ćwiczenie nr 61</text:p>
      <text:p text:style-name="P1"/>
      <text:p text:style-name="P2">Temat: WYZNACZANIE OGNISKOWYCH SOCZEWEK CIENKICH ZA POMOCĄ ŁAWY OPTYCZNEJ </text:p>
      <text:p text:style-name="P3"/>
      <text:p text:style-name="P12">A)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7">Obraz powiększon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7">Pomiar</text:p>
          </table:table-cell>
          <table:table-cell table:style-name="Table1.A2" office:value-type="string">
            <text:p text:style-name="P7">Odległość a przedmiotu [cm]</text:p>
          </table:table-cell>
          <table:table-cell table:style-name="Table1.C2" office:value-type="string">
            <text:p text:style-name="P7">Odległość b obrazu [cm]</text:p>
          </table:table-cell>
        </table:table-row>
        <table:table-row>
          <table:table-cell table:style-name="Table1.A3" office:value-type="float" office:value="1">
            <text:p text:style-name="P6">1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3" office:value-type="float" office:value="2">
            <text:p text:style-name="P6">2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3" office:value-type="float" office:value="3">
            <text:p text:style-name="P6">3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3" office:value-type="float" office:value="4">
            <text:p text:style-name="P6">4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3" office:value-type="float" office:value="5">
            <text:p text:style-name="P6">5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3" office:value-type="float" office:value="6">
            <text:p text:style-name="P6">6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3" office:value-type="float" office:value="7">
            <text:p text:style-name="P6">7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3" office:value-type="float" office:value="8">
            <text:p text:style-name="P6">8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3" office:value-type="float" office:value="9">
            <text:p text:style-name="P6">9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3" office:value-type="float" office:value="10">
            <text:p text:style-name="P6">10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</table:table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7">Obraz pomniejszony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">Pomiar</text:p>
          </table:table-cell>
          <table:table-cell table:style-name="Table2.A2" office:value-type="string">
            <text:p text:style-name="P7">Odległość a przedmiotu [cm]</text:p>
          </table:table-cell>
          <table:table-cell table:style-name="Table2.C2" office:value-type="string">
            <text:p text:style-name="P7">Odległość b obrazu [cm]</text:p>
          </table:table-cell>
        </table:table-row>
        <table:table-row>
          <table:table-cell table:style-name="Table2.A3" office:value-type="float" office:value="1">
            <text:p text:style-name="P6">1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3" office:value-type="float" office:value="2">
            <text:p text:style-name="P6">2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3" office:value-type="float" office:value="3">
            <text:p text:style-name="P6">3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3" office:value-type="float" office:value="4">
            <text:p text:style-name="P6">4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3" office:value-type="float" office:value="5">
            <text:p text:style-name="P6">5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3" office:value-type="float" office:value="6">
            <text:p text:style-name="P6">6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3" office:value-type="float" office:value="7">
            <text:p text:style-name="P6">7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3" office:value-type="float" office:value="8">
            <text:p text:style-name="P6">8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3" office:value-type="float" office:value="9">
            <text:p text:style-name="P6">9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3" office:value-type="float" office:value="10">
            <text:p text:style-name="P6">10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3"/>
        <table:table-column table:style-name="Table3.D"/>
        <text:soft-page-break/>
        <table:table-row>
          <table:table-cell table:style-name="Table3.A1" table:number-columns-spanned="4" office:value-type="string">
            <text:p text:style-name="P8">Pomiar ogniskowej soczewki skupiającej metodą Bessela 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8">Pomiar</text:p>
          </table:table-cell>
          <table:table-cell table:style-name="Table3.A2" office:value-type="string">
            <text:p text:style-name="P8">Odległość a dla obrazu powiększonego [cm]</text:p>
          </table:table-cell>
          <table:table-cell table:style-name="Table3.A2" office:value-type="string">
            <text:p text:style-name="P8">Odległość b dla obrazu pomniejszonego [cm]</text:p>
          </table:table-cell>
          <table:table-cell table:style-name="Table3.D2" office:value-type="string">
            <text:p text:style-name="P8">d = a - b</text:p>
          </table:table-cell>
        </table:table-row>
        <table:table-row>
          <table:table-cell table:style-name="Table3.A3" office:value-type="float" office:value="1">
            <text:p text:style-name="P9">1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3" office:value-type="float" office:value="2">
            <text:p text:style-name="P9">2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3" office:value-type="float" office:value="3">
            <text:p text:style-name="P9">3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3" office:value-type="float" office:value="4">
            <text:p text:style-name="P9">4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3" office:value-type="float" office:value="5">
            <text:p text:style-name="P9">5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3" office:value-type="float" office:value="6">
            <text:p text:style-name="P9">6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3" office:value-type="float" office:value="7">
            <text:p text:style-name="P9">7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3" office:value-type="float" office:value="8">
            <text:p text:style-name="P9">8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3" office:value-type="float" office:value="9">
            <text:p text:style-name="P9">9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3" office:value-type="float" office:value="10">
            <text:p text:style-name="P9">10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table:number-columns-spanned="4" office:value-type="string">
            <text:p text:style-name="P8">Pomiar ogniskowej soczewki <text:s/>rozpraszającej metodą Bessela 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8">Pomiar</text:p>
          </table:table-cell>
          <table:table-cell table:style-name="Table4.A2" office:value-type="string">
            <text:p text:style-name="P8">Odległość a dla obrazu powiększonego [cm]</text:p>
          </table:table-cell>
          <table:table-cell table:style-name="Table4.A2" office:value-type="string">
            <text:p text:style-name="P8">Odległość b dla obrazu pomniejszonego [cm]</text:p>
          </table:table-cell>
          <table:table-cell table:style-name="Table4.D2" office:value-type="string">
            <text:p text:style-name="P8">d = a - b</text:p>
          </table:table-cell>
        </table:table-row>
        <table:table-row>
          <table:table-cell table:style-name="Table4.A3" office:value-type="float" office:value="1">
            <text:p text:style-name="P9">1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3" office:value-type="float" office:value="2">
            <text:p text:style-name="P9">2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3" office:value-type="float" office:value="3">
            <text:p text:style-name="P9">3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3" office:value-type="float" office:value="4">
            <text:p text:style-name="P9">4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3" office:value-type="float" office:value="5">
            <text:p text:style-name="P9">5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3" office:value-type="float" office:value="6">
            <text:p text:style-name="P9">6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3" office:value-type="float" office:value="7">
            <text:p text:style-name="P9">7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3" office:value-type="float" office:value="8">
            <text:p text:style-name="P9">8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3" office:value-type="float" office:value="9">
            <text:p text:style-name="P9">9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9"/>
          </table:table-cell>
        </table:table-row>
        <table:table-row>
          <table:table-cell table:style-name="Table4.A3" office:value-type="float" office:value="10">
            <text:p text:style-name="P9">10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Zagadnienia teoretyczne</text:p>
      <text:p text:style-name="P3"/>
      <text:list xml:id="list619667573970837264" text:style-name="L1">
        <text:list-item>
          <text:p text:style-name="P14">Soczewki – budowa i właśności różnych typów soczewek:</text:p>
          <text:p text:style-name="P14">Soczewki są to proste urządzenia optyczne, zbudowane z przeźroczystego materiału, ograniczone dwiema powierzchniami, z czego jedna jest zawsze zakrzywiona. Soczewki dzielimy na:</text:p>
        </text:list-item>
      </text:list>
      <text:list xml:id="list3754730040909960166" text:style-name="L2">
        <text:list-item>
          <text:list>
            <text:list-item>
              <text:p text:style-name="P15">Cylindyrczne</text:p>
            </text:list-item>
            <text:list-item>
              <text:p text:style-name="P15">Sferyczne:</text:p>
              <text:list>
                <text:list-item>
                  <text:p text:style-name="P15">Dwuwypukłe, dwuwklęsłe, płasko-wypukłe, płasko-wklęsłe</text:p>
                </text:list-item>
              </text:list>
            </text:list-item>
          </text:list>
        </text:list-item>
      </text:list>
      <text:list xml:id="list34439141" text:continue-list="list619667573970837264" text:style-name="L1">
        <text:list-header>
          <text:p text:style-name="P14"><text:tab/>Soczewki dwuwypukłe skupiają promienie, natomiast dwuwklęsłe je rozpraszają.</text:p>
        </text:list-header>
        <text:list-item>
          <text:p text:style-name="P14">Pojęcia:</text:p>
        </text:list-item>
      </text:list>
      <text:list xml:id="list1005376748351769595" text:style-name="L3">
        <text:list-item>
          <text:p text:style-name="P16">Promień krzywizny – odwrotność promienia kuli, z której wykonano soczewkę.</text:p>
        </text:list-item>
        <text:list-item>
          <text:p text:style-name="P16">Środek krzywizny – środek kuli z której wykonano soczewkę</text:p>
        </text:list-item>
        <text:list-item>
          <text:p text:style-name="P16">Główna oś optyczna – prosta przechodząca przez środki krzywizn elementów układu optycznego.</text:p>
        </text:list-item>
        <text:list-item>
          <text:p text:style-name="P16">Główna oś geometryczna – prosta przechodzaca przez środki geometryczne elementów układu.</text:p>
        </text:list-item>
        <text:list-item>
          <text:p text:style-name="P16">Środek optyczny – centralny punkt wewnątrz soczewki leżący na osi optycznej</text:p>
        </text:list-item>
        <text:list-item>
          <text:p text:style-name="P16">Środek geometryczny – punkt w którym skupiona jest cała masa.</text:p>
        </text:list-item>
        <text:list-item>
          <text:p text:style-name="P16">Ognisko – punkt w którym przecinają się odbite promienie świetlne.</text:p>
        </text:list-item>
        <text:list-item>
          <text:p text:style-name="P16">Ogniskowa – odległość między ogniskiem a środkiem optycznym soczewki.</text:p>
        </text:list-item>
        <text:list-item>
          <text:p text:style-name="P16">Równanie soczewki <draw:frame draw:style-name="fr1" draw:name="Object1" text:anchor-type="as-char" svg:width="0.778in" svg:height="0.3929in" draw:z-index="0"><draw:object xlink:href="./Object 1" xlink:type="simple" xlink:show="embed" xlink:actuate="onLoad"/><draw:image xlink:href="./ObjectReplacements/Object 1" xlink:type="simple" xlink:show="embed" xlink:actuate="onLoad"/></draw:frame>, x – odległość przedmiotu od soczewki, y – odległość obrazu od soczewki.</text:p>
        </text:list-item>
        <text:list-item>
          <text:p text:style-name="P16">Obraz reczywisty – obraz powstający w wyniku przecięcia się promieni przechodzących przez układ optyczny.</text:p>
        </text:list-item>
        <text:list-item>
          <text:p text:style-name="P16">Obraz pozorny – powstaje w wyniku przecięcia się przedłużeń promieni odbitych przez układ optyczny.</text:p>
        </text:list-item>
        <text:list-item>
          <text:p text:style-name="P16">Zdolność zbierająca – jest to odwrotność ogniskowej soczewki, wyrażana w dioptriach.</text:p>
        </text:list-item>
        <text:list-item>
          <text:p text:style-name="P16">Wady soczewek: aberracja chromatyczna (pogorszenie odwzorowania kolorów), sferyczna (pogorszona ostrość), astygmatyzm (zmiana kształtu).</text:p>
        </text:list-item>
        <text:list-item>
          <text:p text:style-name="P16">Oko jako soczewka – ludzkie oko w zależności od odległości przedmiotu potrafi ogniskować obraz, ze względu na zjawisko akomodacji, nastepnie obraz jest skupiany i dostarczany do siatkówki.</text:p>
        </text:list-item>
        <text:list-item>
          <text:p text:style-name="P16">Krótkowzroczność – oko skupiając promienie świetlne, ogniskuje je przed siatkówką. Osoba z taką wadą musi przysunąć przedmiot bliżej oczu aby zobaczyć go w pełnej ostrości.</text:p>
        </text:list-item>
        <text:list-item>
          <text:p text:style-name="P16">Dalekowzroczność – promienie świetlne są ogniskowane za siatkówką, w wyniku czego osoba cierpiąca na tę wadę musi oddalać przedmioty od oczu, aby je dobrze widzieć.</text:p>
        </text:list-item>
        <text:list-item>
          <text:p text:style-name="P16">Metody wyznaczania ogniskowych różnych soczewek:</text:p>
          <text:list>
            <text:list-item>
              <text:p text:style-name="P16">Z równania soczewki,</text:p>
            </text:list-item>
            <text:list-item>
              <text:p text:style-name="P16">Metodą Bessela.</text:p>
            </text:list-item>
          </text:list>
        </text:list-item>
      </text:list>
      <text:p text:style-name="P5"/>
      <text:p text:style-name="P5"/>
      <text:p text:style-name="P2">Źródła</text:p>
      <text:list xml:id="list8959134567593336552" text:style-name="L5">
        <text:list-item>
          <text:p text:style-name="P18">Wikipedia</text:p>
        </text:list-item>
        <text:list-item>
          <text:p text:style-name="P18">www.fizykon.org</text:p>
        </text:list-item>
      </text:list>
      <text:p text:style-name="P5"/>
      <text:p text:style-name="P5"/>
      <text:list xml:id="list1115961779853236781" text:style-name="L4">
        <text:list-header>
          <text:p text:style-name="P1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9M37S</meta:editing-duration>
    <meta:editing-cycles>12</meta:editing-cycles>
    <meta:generator>OpenOffice/4.1.3$Win32 OpenOffice.org_project/413m1$Build-9783</meta:generator>
    <dc:date>2017-10-23T14:24:35.67</dc:date>
    <dc:creator>Jacek </dc:creator>
    <meta:document-statistic meta:table-count="4" meta:image-count="0" meta:object-count="1" meta:page-count="3" meta:paragraph-count="94" meta:word-count="445" meta:character-count="28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frac>
          <mn>1</mn>
          <mi>f</mi>
        </mfrac>
        <mo stretchy="false">=</mo>
        <mrow>
          <mfrac>
            <mn>1</mn>
            <mi>x</mi>
          </mfrac>
          <mo stretchy="false">+</mo>
          <mfrac>
            <mn>1</mn>
            <mi>y</mi>
          </mfrac>
        </mrow>
      </mrow>
    </mrow>
    <annotation encoding="StarMath 5.0">1 over f = 1 over x + 1 over y</annotation>
  </semantics>
</math>
</file>